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8pt" officeooo:rsid="0000d7d3" officeooo:paragraph-rsid="0000d7d3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8pt" officeooo:rsid="00026329" officeooo:paragraph-rsid="00026329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8pt" officeooo:rsid="00026329" officeooo:paragraph-rsid="00026329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8pt" style:text-underline-style="solid" style:text-underline-width="auto" style:text-underline-color="font-color" officeooo:rsid="00026329" officeooo:paragraph-rsid="00026329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4pt" officeooo:rsid="00044c3e" officeooo:paragraph-rsid="00044c3e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4pt" officeooo:rsid="00054ff1" officeooo:paragraph-rsid="00054ff1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4pt" officeooo:rsid="0009f868" officeooo:paragraph-rsid="0009f868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4pt" officeooo:rsid="0006c94f" officeooo:paragraph-rsid="0006c94f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4pt" officeooo:rsid="000c3b07" officeooo:paragraph-rsid="000c3b07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4pt" officeooo:rsid="0012cc13" officeooo:paragraph-rsid="0012cc13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4pt" officeooo:rsid="0014a4f4" officeooo:paragraph-rsid="0014a4f4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8pt" style:text-underline-style="solid" style:text-underline-width="auto" style:text-underline-color="font-color" officeooo:rsid="00026329" officeooo:paragraph-rsid="00026329" style:font-size-asian="15.75pt" style:font-size-complex="18pt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4pt" officeooo:rsid="0014a4f4" officeooo:paragraph-rsid="0014a4f4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4pt" officeooo:rsid="0021d9fd" officeooo:paragraph-rsid="0021d9fd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4pt" officeooo:rsid="0009f868" officeooo:paragraph-rsid="0009f868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4pt" officeooo:rsid="0021f095" officeooo:paragraph-rsid="0021f095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8pt" officeooo:rsid="00026329" officeooo:paragraph-rsid="00026329" style:font-size-asian="15.75pt" style:font-size-complex="18pt"/>
    </style:style>
    <style:style style:name="T1" style:family="text">
      <style:text-properties officeooo:rsid="0006c94f"/>
    </style:style>
    <style:style style:name="T2" style:family="text">
      <style:text-properties officeooo:rsid="0012cc13"/>
    </style:style>
    <style:style style:name="T3" style:family="text">
      <style:text-properties officeooo:rsid="0015d6a6"/>
    </style:style>
    <style:style style:name="T4" style:family="text">
      <style:text-properties officeooo:rsid="0016665c"/>
    </style:style>
    <style:style style:name="T5" style:family="text">
      <style:text-properties officeooo:rsid="0016976b"/>
    </style:style>
    <style:style style:name="T6" style:family="text">
      <style:text-properties officeooo:rsid="0017b381"/>
    </style:style>
    <style:style style:name="T7" style:family="text">
      <style:text-properties officeooo:rsid="0019c5c3"/>
    </style:style>
    <style:style style:name="T8" style:family="text">
      <style:text-properties officeooo:rsid="0021d9fd"/>
    </style:style>
    <style:style style:name="T9" style:family="text">
      <style:text-properties officeooo:rsid="0021f0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PFA</text:p>
      <text:p text:style-name="P1"/>
      <text:p text:style-name="P3">Metroidvania</text:p>
      <text:p text:style-name="P1"/>
      <text:p text:style-name="P1"/>
      <text:p text:style-name="P12">Fonctionnalités</text:p>
      <text:p text:style-name="P2"/>
      <text:p text:style-name="P5">Le programme ouvre une fenêtre et un menu apparaît.</text:p>
      <text:p text:style-name="P5">Il faut appuyer sur entrée pour lancer le jeu.</text:p>
      <text:p text:style-name="P6">Une fois dans le jeu, on peut diriger le personnage avec les touches fléchées haut, droite et gauche et tirer des projectiles avec <text:span text:style-name="T8">espace</text:span>.</text:p>
      <text:p text:style-name="P6">On peut passer en mode pause avec la touche echap et <text:span text:style-name="T1">repasser en mode jeu avec cette même touche.</text:span></text:p>
      <text:p text:style-name="P8">Il est possible de fermer le programme avec la touche Q <text:span text:style-name="T8">à tout instant</text:span>.</text:p>
      <text:p text:style-name="P9">Le programme peut créer les scène<text:span text:style-name="T2">s</text:span> grâce à des fichiers s’ils suivent une certaine syntaxe.</text:p>
      <text:p text:style-name="P10">Les scènes sont crées avant l’ouverture de la fenêtre.</text:p>
      <text:p text:style-name="P11">Le personnage change de scène lorsqu’il est en contact avec une porte.</text:p>
      <text:p text:style-name="P14">Une fois que toutes les scènes ont été parcourues, le jeu revient sur le menu.</text:p>
      <text:p text:style-name="P16">Lorsqu’un projectile touche un ennemi, les deux disparaissent de l’écran.</text:p>
      <text:p text:style-name="P16">Si un ennemi touche le joueur, le jeu revient au menu du jeu.</text:p>
      <text:p text:style-name="P2"/>
      <text:p text:style-name="P4">Organisation</text:p>
      <text:p text:style-name="P2"/>
      <text:p text:style-name="P11">Pierre → </text:p>
      <text:p text:style-name="P11">- <text:span text:style-name="T3">gestion des collisions</text:span></text:p>
      <text:p text:style-name="P11">- <text:span text:style-name="T3">lecture des fichiers</text:span></text:p>
      <text:p text:style-name="P11">- <text:span text:style-name="T4">déplacement du personnage</text:span></text:p>
      <text:p text:style-name="P11">- <text:span text:style-name="T5">créer les modules</text:span></text:p>
      <text:p text:style-name="P11">- <text:span text:style-name="T6">assigner les touches à des actions</text:span></text:p>
      <text:p text:style-name="P11"/>
      <text:p text:style-name="P14">Thierry -&gt;</text:p>
      <text:p text:style-name="P14">-affichage des blocs, monstres et projectiles</text:p>
      <text:p text:style-name="P14">-découpage des animations</text:p>
      <text:p text:style-name="P14">-création des niveaux</text:p>
      <text:p text:style-name="P14">-mouvements de toutes les entités</text:p>
      <text:p text:style-name="P2"/>
      <text:p text:style-name="P4">Difficultés</text:p>
      <text:p text:style-name="P2"/>
      <text:p text:style-name="P7">- Comprendre la documentation de Tsdl <text:span text:style-name="T2">et utiliser les fonctions.</text:span></text:p>
      <text:p text:style-name="P7">- <text:span text:style-name="T7">Difficile de tester les fonctions.</text:span></text:p>
      <text:p text:style-name="P7"><text:soft-page-break/>-<text:span text:style-name="T8">Mauvais planning de ma part (Thierry)</text:span></text:p>
      <text:p text:style-name="P7">-<text:span text:style-name="T8">Comprendre les tutoriels SDL et les adapter en Ocaml</text:span></text:p>
      <text:p text:style-name="P7">-<text:span text:style-name="T9">Problème de collisions qui déplacent le personnage en dehors de l’écr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6:17:27.241439277</meta:creation-date>
    <dc:date>2018-04-27T23:48:48.546089030</dc:date>
    <meta:editing-duration>PT2H35M17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32" meta:word-count="241" meta:character-count="1424" meta:non-whitespace-character-count="1214"/>
  </office:meta>
</office:document-meta>
</file>